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c7df" officeooo:paragraph-rsid="000fc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rk wader</text:p>
      <text:p text:style-name="P1">obiuan kenub</text:p>
      <text:p text:style-name="P1">shal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23:40:14.862328464</meta:creation-date>
    <dc:date>2020-04-02T23:41:41.885563322</dc:date>
    <meta:editing-duration>PT1M27S</meta:editing-duration>
    <meta:editing-cycles>1</meta:editing-cycles>
    <meta:document-statistic meta:table-count="0" meta:image-count="0" meta:object-count="0" meta:page-count="1" meta:paragraph-count="3" meta:word-count="5" meta:character-count="29" meta:non-whitespace-character-count="27"/>
    <meta:generator>LibreOffice/6.0.7.3$Linux_X86_64 LibreOffice_project/00m0$Build-3</meta:generator>
  </office:meta>
</office:document-meta>
</file>